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CDF51206384B62B0.png" manifest:media-type="image/png"/>
  <manifest:file-entry manifest:full-path="Pictures/10001A9900000AF500000AF5328FADDF6F3CF3BE.svg" manifest:media-type="image/svg+xml"/>
  <manifest:file-entry manifest:full-path="Pictures/100002010000003000000030CE759E03E3CFDD39.png" manifest:media-type="image/png"/>
  <manifest:file-entry manifest:full-path="Pictures/100043E0000004F6000004F6952AA6B88BF667D7.svg" manifest:media-type="image/svg+xml"/>
  <manifest:file-entry manifest:full-path="Pictures/10001F4500000B0F00000B0F4F572FF107E1303F.svg" manifest:media-type="image/svg+xml"/>
  <manifest:file-entry manifest:full-path="Pictures/100002010000006B0000006BC29C2A1A36140D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%" draw:textarea-horizontal-align="justify" draw:textarea-vertical-align="middle" draw:auto-grow-height="false" fo:min-height="1.75cm" fo:min-width="27.2cm"/>
    </style:style>
    <style:style style:name="gr2" style:family="graphic" style:parent-style-name="standard">
      <style:graphic-properties draw:fill-color="#000000" draw:opacity="1%" draw:textarea-horizontal-align="justify" draw:textarea-vertical-align="middle" draw:auto-grow-height="false" fo:min-height="16.75cm" fo:min-width="3.2cm"/>
    </style:style>
    <style:style style:name="gr3" style:family="graphic" style:parent-style-name="standard">
      <style:graphic-properties draw:fill-color="#63bbee" draw:opacity="10%" draw:textarea-horizontal-align="justify" draw:textarea-vertical-align="middle" draw:auto-grow-height="false" fo:min-height="16.75cm" fo:min-width="3.5cm"/>
    </style:style>
    <style:style style:name="gr4" style:family="graphic" style:parent-style-name="standard">
      <style:graphic-properties draw:fill-color="#000000" draw:opacity="1%" draw:textarea-horizontal-align="justify" draw:textarea-vertical-align="middle" draw:auto-grow-height="false" fo:min-height="16.75cm" fo:min-width="3.5cm"/>
    </style:style>
    <style:style style:name="gr5" style:family="graphic" style:parent-style-name="standard">
      <style:graphic-properties draw:fill-color="#63bbee" draw:opacity="10%" draw:textarea-horizontal-align="justify" draw:textarea-vertical-align="middle" draw:auto-grow-height="false" fo:min-height="16.75cm" fo:min-width="3.5cm"/>
    </style:style>
    <style:style style:name="gr6" style:family="graphic" style:parent-style-name="standard">
      <style:graphic-properties draw:fill="solid" draw:fill-color="#000000" draw:opacity="1%" draw:opacity-name="" draw:textarea-horizontal-align="justify" draw:textarea-vertical-align="middle" draw:auto-grow-height="false" fo:min-height="16.75cm" fo:min-width="3.5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 style:list-style-name="L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opacity="1%"/>
      <style:paragraph-properties fo:text-align="center"/>
    </style:style>
    <style:style style:name="P2" style:family="paragraph">
      <loext:graphic-properties draw:fill-color="#000000" draw:opacity="1%"/>
      <style:paragraph-properties fo:text-align="center"/>
    </style:style>
    <style:style style:name="P3" style:family="paragraph">
      <loext:graphic-properties draw:fill-color="#63bbee" draw:opacity="10%"/>
      <style:paragraph-properties fo:text-align="center"/>
    </style:style>
    <style:style style:name="P4" style:family="paragraph">
      <loext:graphic-properties draw:fill="solid" draw:fill-color="#000000" draw:opacity="1%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margin-left="0.8cm" fo:margin-right="0cm" fo:text-align="start" fo:text-indent="0cm"/>
    </style:style>
    <style:style style:name="P8" style:family="paragraph">
      <loext:graphic-properties draw:fill="none"/>
      <style:paragraph-properties fo:margin-left="0.8cm" fo:margin-right="0cm" fo:text-align="start" fo:text-indent="0cm"/>
      <style:text-properties fo:font-size="11pt"/>
    </style:style>
    <style:style style:name="P9" style:family="paragraph">
      <style:paragraph-properties fo:margin-left="0.9cm" fo:margin-right="0cm" fo:text-align="start" fo:text-indent="0cm"/>
      <style:text-properties fo:font-size="11pt"/>
    </style:style>
    <style:style style:name="P10" style:family="paragraph">
      <loext:graphic-properties draw:fill="none"/>
      <style:paragraph-properties fo:margin-left="0.9cm" fo:margin-right="0cm" fo:text-align="start" fo:text-indent="0cm"/>
      <style:text-properties fo:font-size="11pt"/>
    </style:style>
    <style:style style:name="P11" style:family="paragraph">
      <style:paragraph-properties fo:margin-left="0.8cm" fo:margin-right="0cm" fo:text-align="start" fo:text-indent="0cm"/>
      <style:text-properties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.8cm" fo:margin-right="0cm" fo:text-align="start" fo:text-indent="0cm"/>
      <style:text-properties fo:font-size="18pt"/>
    </style:style>
    <style:style style:name="P15" style:family="paragraph">
      <loext:graphic-properties draw:fill="none"/>
      <style:paragraph-properties fo:margin-left="0.8cm" fo:margin-right="0cm" fo:text-align="start" fo:text-indent="0cm"/>
      <style:text-properties fo:font-size="18pt"/>
    </style:style>
    <style:style style:name="P16" style:family="paragraph">
      <style:paragraph-properties fo:margin-left="0.9cm" fo:margin-right="0cm" fo:text-align="start" fo:text-indent="0cm"/>
      <style:text-properties fo:font-size="18pt"/>
    </style:style>
    <style:style style:name="P17" style:family="paragraph">
      <loext:graphic-properties draw:fill="none"/>
      <style:paragraph-properties fo:margin-left="0.9cm" fo:margin-right="0cm" fo:text-align="start" fo:text-indent="0cm"/>
      <style:text-properties fo:font-size="18pt"/>
    </style:style>
    <style:style style:name="T1" style:family="text">
      <style:text-properties fo:font-size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7.7cm" svg:height="2cm" svg:x="1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17cm" svg:x="2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7cm" svg:x="2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7cm" svg:x="1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7cm" svg:x="9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7cm" svg:x="13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7cm" svg:x="5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1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059cm" svg:height="1.051cm" svg:x="4.941cm" svg:y="1.049cm">
          <draw:image xlink:href="Pictures/10001F4500000B0F00000B0F4F572FF107E1303F.svg" xlink:type="simple" xlink:show="embed" xlink:actuate="onLoad">
            <text:p text:style-name="P5"/>
            <text:p text:style-name="P5"/>
            <text:p text:style-name="P5"/>
            <text:p text:style-name="P5"><text:s text:c="3"/>core</text:p>
          </draw:image>
          <draw:image xlink:href="Pictures/100002010000006B0000006BC29C2A1A36140DE3.png" xlink:type="simple" xlink:show="embed" xlink:actuate="onLoad"/>
        </draw:frame>
        <draw:frame draw:style-name="gr7" draw:text-style-name="P6" draw:layer="layout" svg:width="1.06cm" svg:height="1.051cm" svg:x="8.954cm" svg:y="1cm">
          <draw:image xlink:href="Pictures/10001F4500000B0F00000B0F4F572FF107E1303F.svg" xlink:type="simple" xlink:show="embed" xlink:actuate="onLoad">
            <text:p text:style-name="P5"/>
            <text:p text:style-name="P5"/>
            <text:p text:style-name="P5"/>
            <text:p text:style-name="P5"><text:s text:c="11"/>database</text:p>
          </draw:image>
          <draw:image xlink:href="Pictures/100002010000006B0000006BC29C2A1A36140DE3.png" xlink:type="simple" xlink:show="embed" xlink:actuate="onLoad"/>
        </draw:frame>
        <draw:frame draw:style-name="gr7" draw:text-style-name="P6" draw:layer="layout" svg:width="1.081cm" svg:height="1.051cm" svg:x="12.982cm" svg:y="1cm">
          <draw:image xlink:href="Pictures/10001F4500000B0F00000B0F4F572FF107E1303F.svg" xlink:type="simple" xlink:show="embed" xlink:actuate="onLoad">
            <text:p text:style-name="P5"/>
            <text:p text:style-name="P5"/>
            <text:p text:style-name="P5"/>
            <text:p text:style-name="P5">file</text:p>
          </draw:image>
          <draw:image xlink:href="Pictures/100002010000006B0000006BC29C2A1A36140DE3.png" xlink:type="simple" xlink:show="embed" xlink:actuate="onLoad"/>
        </draw:frame>
        <draw:frame draw:style-name="gr7" draw:text-style-name="P6" draw:layer="layout" svg:width="1.081cm" svg:height="1.051cm" svg:x="16.93cm" svg:y="1cm">
          <draw:image xlink:href="Pictures/10001F4500000B0F00000B0F4F572FF107E1303F.svg" xlink:type="simple" xlink:show="embed" xlink:actuate="onLoad">
            <text:p text:style-name="P5"/>
            <text:p text:style-name="P5"/>
            <text:p text:style-name="P5"/>
            <text:p text:style-name="P5">gui</text:p>
          </draw:image>
          <draw:image xlink:href="Pictures/100002010000006B0000006BC29C2A1A36140DE3.png" xlink:type="simple" xlink:show="embed" xlink:actuate="onLoad"/>
        </draw:frame>
        <draw:frame draw:style-name="gr7" draw:text-style-name="P6" draw:layer="layout" svg:width="1.061cm" svg:height="1.051cm" svg:x="20.979cm" svg:y="1cm">
          <draw:image xlink:href="Pictures/10001F4500000B0F00000B0F4F572FF107E1303F.svg" xlink:type="simple" xlink:show="embed" xlink:actuate="onLoad">
            <text:p text:style-name="P5"/>
            <text:p text:style-name="P5"/>
            <text:p text:style-name="P5"/>
            <text:p text:style-name="P5"><text:s text:c="5"/>signal</text:p>
          </draw:image>
          <draw:image xlink:href="Pictures/100002010000006B0000006BC29C2A1A36140DE3.png" xlink:type="simple" xlink:show="embed" xlink:actuate="onLoad"/>
        </draw:frame>
        <draw:frame draw:style-name="gr7" draw:text-style-name="P6" draw:layer="layout" svg:width="1.082cm" svg:height="1.051cm" svg:x="24.964cm" svg:y="1cm">
          <draw:image xlink:href="Pictures/10001F4500000B0F00000B0F4F572FF107E1303F.svg" xlink:type="simple" xlink:show="embed" xlink:actuate="onLoad">
            <text:p text:style-name="P5"/>
            <text:p text:style-name="P5"/>
            <text:p text:style-name="P5"/>
            <text:p text:style-name="P5"><text:s text:c="2"/>utils</text:p>
          </draw:image>
          <draw:image xlink:href="Pictures/100002010000006B0000006BC29C2A1A36140DE3.png" xlink:type="simple" xlink:show="embed" xlink:actuate="onLoad"/>
        </draw:frame>
        <draw:frame draw:style-name="gr7" draw:text-style-name="P8" draw:layer="controls" svg:width="0.916cm" svg:height="0.893cm" svg:x="5.041cm" svg:y="3.4cm">
          <draw:image xlink:href="Pictures/100043E0000004F6000004F6952AA6B88BF667D7.svg" xlink:type="simple" xlink:show="embed" xlink:actuate="onLoad">
            <text:p text:style-name="P7"><text:span text:style-name="T1">network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5.041cm" svg:y="4.391cm">
          <draw:image xlink:href="Pictures/100043E0000004F6000004F6952AA6B88BF667D7.svg" xlink:type="simple" xlink:show="embed" xlink:actuate="onLoad">
            <text:p text:style-name="P7"><text:span text:style-name="T1">station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12.982cm" svg:y="3.4cm">
          <draw:image xlink:href="Pictures/100043E0000004F6000004F6952AA6B88BF667D7.svg" xlink:type="simple" xlink:show="embed" xlink:actuate="onLoad">
            <text:p text:style-name="P7"><text:span text:style-name="T1">air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12.982cm" svg:y="4.391cm">
          <draw:image xlink:href="Pictures/100043E0000004F6000004F6952AA6B88BF667D7.svg" xlink:type="simple" xlink:show="embed" xlink:actuate="onLoad">
            <text:p text:style-name="P7"><text:span text:style-name="T1">lte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8.954cm" svg:y="5.383cm">
          <draw:image xlink:href="Pictures/100043E0000004F6000004F6952AA6B88BF667D7.svg" xlink:type="simple" xlink:show="embed" xlink:actuate="onLoad">
            <text:p text:style-name="P7"><text:span text:style-name="T1">sdedb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8.954cm" svg:y="6.349cm">
          <draw:image xlink:href="Pictures/100043E0000004F6000004F6952AA6B88BF667D7.svg" xlink:type="simple" xlink:show="embed" xlink:actuate="onLoad">
            <text:p text:style-name="P7"><text:span text:style-name="T1">arr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8.954cm" svg:y="7.365cm">
          <draw:image xlink:href="Pictures/100043E0000004F6000004F6952AA6B88BF667D7.svg" xlink:type="simple" xlink:show="embed" xlink:actuate="onLoad">
            <text:p text:style-name="P7"><text:span text:style-name="T1">net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8.954cm" svg:y="4.391cm">
          <draw:image xlink:href="Pictures/100043E0000004F6000004F6952AA6B88BF667D7.svg" xlink:type="simple" xlink:show="embed" xlink:actuate="onLoad">
            <text:p text:style-name="P7"><text:span text:style-name="T1">ldedb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8.954cm" svg:y="3.4cm">
          <draw:image xlink:href="Pictures/100043E0000004F6000004F6952AA6B88BF667D7.svg" xlink:type="simple" xlink:show="embed" xlink:actuate="onLoad">
            <text:p text:style-name="P7"><text:span text:style-name="T1">database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17.03cm" svg:y="5.383cm">
          <draw:image xlink:href="Pictures/100043E0000004F6000004F6952AA6B88BF667D7.svg" xlink:type="simple" xlink:show="embed" xlink:actuate="onLoad">
            <text:p text:style-name="P7"><text:span text:style-name="T1">gnet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17.03cm" svg:y="6.349cm">
          <draw:image xlink:href="Pictures/100043E0000004F6000004F6952AA6B88BF667D7.svg" xlink:type="simple" xlink:show="embed" xlink:actuate="onLoad">
            <text:p text:style-name="P7"><text:span text:style-name="T1">gsel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17.03cm" svg:y="7.365cm">
          <draw:image xlink:href="Pictures/100043E0000004F6000004F6952AA6B88BF667D7.svg" xlink:type="simple" xlink:show="embed" xlink:actuate="onLoad">
            <text:p text:style-name="P7"><text:span text:style-name="T1">gstation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17.03cm" svg:y="8.357cm">
          <draw:image xlink:href="Pictures/100043E0000004F6000004F6952AA6B88BF667D7.svg" xlink:type="simple" xlink:show="embed" xlink:actuate="onLoad">
            <text:p text:style-name="P7"><text:span text:style-name="T1">gstationarray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17.03cm" svg:y="9.348cm">
          <draw:image xlink:href="Pictures/100043E0000004F6000004F6952AA6B88BF667D7.svg" xlink:type="simple" xlink:show="embed" xlink:actuate="onLoad">
            <text:p text:style-name="P7"><text:span text:style-name="T1">glte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17.03cm" svg:y="10.339cm">
          <draw:image xlink:href="Pictures/100043E0000004F6000004F6952AA6B88BF667D7.svg" xlink:type="simple" xlink:show="embed" xlink:actuate="onLoad">
            <text:p text:style-name="P7"><text:span text:style-name="T1">__init__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17.03cm" svg:y="4.391cm">
          <draw:image xlink:href="Pictures/100043E0000004F6000004F6952AA6B88BF667D7.svg" xlink:type="simple" xlink:show="embed" xlink:actuate="onLoad">
            <text:p text:style-name="P7"><text:span text:style-name="T1">glde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17.03cm" svg:y="3.4cm">
          <draw:image xlink:href="Pictures/100043E0000004F6000004F6952AA6B88BF667D7.svg" xlink:type="simple" xlink:show="embed" xlink:actuate="onLoad">
            <text:p text:style-name="P7"><text:span text:style-name="T1">giarr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0.979cm" svg:y="5.383cm">
          <draw:image xlink:href="Pictures/100043E0000004F6000004F6952AA6B88BF667D7.svg" xlink:type="simple" xlink:show="embed" xlink:actuate="onLoad">
            <text:p text:style-name="P7"><text:span text:style-name="T1">pdf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0.979cm" svg:y="6.349cm">
          <draw:image xlink:href="Pictures/100043E0000004F6000004F6952AA6B88BF667D7.svg" xlink:type="simple" xlink:show="embed" xlink:actuate="onLoad">
            <text:p text:style-name="P7"><text:span text:style-name="T1">polarization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0.979cm" svg:y="7.365cm">
          <draw:image xlink:href="Pictures/100043E0000004F6000004F6952AA6B88BF667D7.svg" xlink:type="simple" xlink:show="embed" xlink:actuate="onLoad">
            <text:p text:style-name="P7"><text:span text:style-name="T1">spectrum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0.979cm" svg:y="8.357cm">
          <draw:image xlink:href="Pictures/100043E0000004F6000004F6952AA6B88BF667D7.svg" xlink:type="simple" xlink:show="embed" xlink:actuate="onLoad">
            <text:p text:style-name="P7"><text:span text:style-name="T1">nonlineal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0.979cm" svg:y="4.391cm">
          <draw:image xlink:href="Pictures/100043E0000004F6000004F6952AA6B88BF667D7.svg" xlink:type="simple" xlink:show="embed" xlink:actuate="onLoad">
            <text:p text:style-name="P7"><text:span text:style-name="T1">__init__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0.979cm" svg:y="3.4cm">
          <draw:image xlink:href="Pictures/100043E0000004F6000004F6952AA6B88BF667D7.svg" xlink:type="simple" xlink:show="embed" xlink:actuate="onLoad">
            <text:p text:style-name="P7"><text:span text:style-name="T1">infrarray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4.964cm" svg:y="5.383cm">
          <draw:image xlink:href="Pictures/100043E0000004F6000004F6952AA6B88BF667D7.svg" xlink:type="simple" xlink:show="embed" xlink:actuate="onLoad">
            <text:p text:style-name="P7"><text:span text:style-name="T1">obspyext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4.964cm" svg:y="6.374cm">
          <draw:image xlink:href="Pictures/100043E0000004F6000004F6952AA6B88BF667D7.svg" xlink:type="simple" xlink:show="embed" xlink:actuate="onLoad">
            <text:p text:style-name="P7"><text:span text:style-name="T1">catalog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4.964cm" svg:y="7.365cm">
          <draw:image xlink:href="Pictures/100043E0000004F6000004F6952AA6B88BF667D7.svg" xlink:type="simple" xlink:show="embed" xlink:actuate="onLoad">
            <text:p text:style-name="P7"><text:span text:style-name="T1">dates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4.964cm" svg:y="8.357cm">
          <draw:image xlink:href="Pictures/100043E0000004F6000004F6952AA6B88BF667D7.svg" xlink:type="simple" xlink:show="embed" xlink:actuate="onLoad">
            <text:p text:style-name="P7"><text:span text:style-name="T1">imports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4.964cm" svg:y="9.348cm">
          <draw:image xlink:href="Pictures/100043E0000004F6000004F6952AA6B88BF667D7.svg" xlink:type="simple" xlink:show="embed" xlink:actuate="onLoad">
            <text:p text:style-name="P7"><text:span text:style-name="T1">maps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4.964cm" svg:y="10.339cm">
          <draw:image xlink:href="Pictures/100043E0000004F6000004F6952AA6B88BF667D7.svg" xlink:type="simple" xlink:show="embed" xlink:actuate="onLoad">
            <text:p text:style-name="P7"><text:span text:style-name="T1">plotting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4.964cm" svg:y="4.391cm">
          <draw:image xlink:href="Pictures/100043E0000004F6000004F6952AA6B88BF667D7.svg" xlink:type="simple" xlink:show="embed" xlink:actuate="onLoad">
            <text:p text:style-name="P7"><text:span text:style-name="T1">meteo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8" draw:layer="controls" svg:width="0.916cm" svg:height="0.893cm" svg:x="24.964cm" svg:y="3.4cm">
          <draw:image xlink:href="Pictures/100043E0000004F6000004F6952AA6B88BF667D7.svg" xlink:type="simple" xlink:show="embed" xlink:actuate="onLoad">
            <text:p text:style-name="P7"><text:span text:style-name="T1">events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10" draw:layer="layout" svg:width="1.081cm" svg:height="1.051cm" svg:x="17.03cm" svg:y="11.33cm">
          <draw:image xlink:href="Pictures/10001F4500000B0F00000B0F4F572FF107E1303F.svg" xlink:type="simple" xlink:show="embed" xlink:actuate="onLoad">
            <text:p text:style-name="P9">frames</text:p>
          </draw:image>
          <draw:image xlink:href="Pictures/100002010000006B0000006BC29C2A1A36140DE3.png" xlink:type="simple" xlink:show="embed" xlink:actuate="onLoad"/>
        </draw:frame>
        <draw:frame draw:style-name="gr7" draw:text-style-name="P10" draw:layer="layout" svg:width="1.081cm" svg:height="1.051cm" svg:x="17.03cm" svg:y="12.349cm">
          <draw:image xlink:href="Pictures/10001F4500000B0F00000B0F4F572FF107E1303F.svg" xlink:type="simple" xlink:show="embed" xlink:actuate="onLoad">
            <text:p text:style-name="P9">icons</text:p>
          </draw:image>
          <draw:image xlink:href="Pictures/100002010000006B0000006BC29C2A1A36140DE3.png" xlink:type="simple" xlink:show="embed" xlink:actuate="onLoad"/>
        </draw:frame>
        <draw:frame draw:style-name="gr7" draw:text-style-name="P10" draw:layer="layout" svg:width="1.081cm" svg:height="1.051cm" svg:x="1cm" svg:y="4.3cm">
          <draw:image xlink:href="Pictures/10001F4500000B0F00000B0F4F572FF107E1303F.svg" xlink:type="simple" xlink:show="embed" xlink:actuate="onLoad">
            <text:p text:style-name="P9">__pycache__</text:p>
          </draw:image>
          <draw:image xlink:href="Pictures/100002010000006B0000006BC29C2A1A36140DE3.png" xlink:type="simple" xlink:show="embed" xlink:actuate="onLoad"/>
        </draw:frame>
        <draw:frame draw:style-name="gr8" draw:text-style-name="P11" draw:layer="layout" svg:width="0.92cm" svg:height="0.92cm" svg:x="5.041cm" svg:y="5.383cm">
          <draw:image xlink:href="Pictures/10001A9900000AF500000AF5328FADDF6F3CF3BE.svg" xlink:type="simple" xlink:show="embed" xlink:actuate="onLoad">
            <text:p text:style-name="P11"><text:span text:style-name="T2">__init__.py</text:span></text:p>
          </draw:image>
          <draw:image xlink:href="Pictures/100002010000006A0000006ACDF51206384B62B0.png" xlink:type="simple" xlink:show="embed" xlink:actuate="onLoad"/>
        </draw:frame>
        <draw:frame draw:style-name="gr7" draw:text-style-name="P10" draw:layer="layout" svg:width="1.081cm" svg:height="1.051cm" svg:x="5.041cm" svg:y="6.349cm">
          <draw:image xlink:href="Pictures/10001F4500000B0F00000B0F4F572FF107E1303F.svg" xlink:type="simple" xlink:show="embed" xlink:actuate="onLoad">
            <text:p text:style-name="P9">__pycache__</text:p>
          </draw:image>
          <draw:image xlink:href="Pictures/100002010000006B0000006BC29C2A1A36140DE3.png" xlink:type="simple" xlink:show="embed" xlink:actuate="onLoad"/>
        </draw:frame>
        <draw:frame draw:style-name="gr8" draw:text-style-name="P11" draw:layer="layout" svg:width="0.92cm" svg:height="0.92cm" svg:x="12.982cm" svg:y="5.383cm">
          <draw:image xlink:href="Pictures/10001A9900000AF500000AF5328FADDF6F3CF3BE.svg" xlink:type="simple" xlink:show="embed" xlink:actuate="onLoad">
            <text:p text:style-name="P11"><text:span text:style-name="T2">__init__.py</text:span></text:p>
          </draw:image>
          <draw:image xlink:href="Pictures/100002010000006A0000006ACDF51206384B62B0.png" xlink:type="simple" xlink:show="embed" xlink:actuate="onLoad"/>
        </draw:frame>
        <draw:frame draw:style-name="gr7" draw:text-style-name="P10" draw:layer="layout" svg:width="1.081cm" svg:height="1.051cm" svg:x="13.041cm" svg:y="6.349cm">
          <draw:image xlink:href="Pictures/10001F4500000B0F00000B0F4F572FF107E1303F.svg" xlink:type="simple" xlink:show="embed" xlink:actuate="onLoad">
            <text:p text:style-name="P9">__pycache__</text:p>
          </draw:image>
          <draw:image xlink:href="Pictures/100002010000006B0000006BC29C2A1A36140DE3.png" xlink:type="simple" xlink:show="embed" xlink:actuate="onLoad"/>
        </draw:frame>
        <draw:frame draw:style-name="gr8" draw:text-style-name="P11" draw:layer="layout" svg:width="0.92cm" svg:height="0.92cm" svg:x="8.954cm" svg:y="8.357cm">
          <draw:image xlink:href="Pictures/10001A9900000AF500000AF5328FADDF6F3CF3BE.svg" xlink:type="simple" xlink:show="embed" xlink:actuate="onLoad">
            <text:p text:style-name="P11"><text:span text:style-name="T2">__init__.py</text:span></text:p>
          </draw:image>
          <draw:image xlink:href="Pictures/100002010000006A0000006ACDF51206384B62B0.png" xlink:type="simple" xlink:show="embed" xlink:actuate="onLoad"/>
        </draw:frame>
        <draw:frame draw:style-name="gr7" draw:text-style-name="P10" draw:layer="layout" svg:width="1.081cm" svg:height="1.051cm" svg:x="8.954cm" svg:y="9.349cm">
          <draw:image xlink:href="Pictures/10001F4500000B0F00000B0F4F572FF107E1303F.svg" xlink:type="simple" xlink:show="embed" xlink:actuate="onLoad">
            <text:p text:style-name="P9">__pycache__</text:p>
          </draw:image>
          <draw:image xlink:href="Pictures/100002010000006B0000006BC29C2A1A36140DE3.png" xlink:type="simple" xlink:show="embed" xlink:actuate="onLoad"/>
        </draw:frame>
        <draw:frame draw:style-name="gr7" draw:text-style-name="P10" draw:layer="layout" svg:width="1.081cm" svg:height="1.051cm" svg:x="17.03cm" svg:y="13.349cm">
          <draw:image xlink:href="Pictures/10001F4500000B0F00000B0F4F572FF107E1303F.svg" xlink:type="simple" xlink:show="embed" xlink:actuate="onLoad">
            <text:p text:style-name="P9">__pycache__</text:p>
          </draw:image>
          <draw:image xlink:href="Pictures/100002010000006B0000006BC29C2A1A36140DE3.png" xlink:type="simple" xlink:show="embed" xlink:actuate="onLoad"/>
        </draw:frame>
        <draw:frame draw:style-name="gr7" draw:text-style-name="P10" draw:layer="layout" svg:width="1.081cm" svg:height="1.051cm" svg:x="20.979cm" svg:y="9.348cm">
          <draw:image xlink:href="Pictures/10001F4500000B0F00000B0F4F572FF107E1303F.svg" xlink:type="simple" xlink:show="embed" xlink:actuate="onLoad">
            <text:p text:style-name="P9">tisean</text:p>
          </draw:image>
          <draw:image xlink:href="Pictures/100002010000006B0000006BC29C2A1A36140DE3.png" xlink:type="simple" xlink:show="embed" xlink:actuate="onLoad"/>
        </draw:frame>
        <draw:frame draw:style-name="gr7" draw:text-style-name="P10" draw:layer="layout" svg:width="1.081cm" svg:height="1.051cm" svg:x="20.979cm" svg:y="10.339cm">
          <draw:image xlink:href="Pictures/10001F4500000B0F00000B0F4F572FF107E1303F.svg" xlink:type="simple" xlink:show="embed" xlink:actuate="onLoad">
            <text:p text:style-name="P9">__pycache__</text:p>
          </draw:image>
          <draw:image xlink:href="Pictures/100002010000006B0000006BC29C2A1A36140DE3.png" xlink:type="simple" xlink:show="embed" xlink:actuate="onLoad"/>
        </draw:frame>
        <draw:frame draw:style-name="gr8" draw:text-style-name="P11" draw:layer="layout" svg:width="0.92cm" svg:height="0.92cm" svg:x="24.964cm" svg:y="11.33cm">
          <draw:image xlink:href="Pictures/10001A9900000AF500000AF5328FADDF6F3CF3BE.svg" xlink:type="simple" xlink:show="embed" xlink:actuate="onLoad">
            <text:p text:style-name="P11"><text:span text:style-name="T2">__init__.py</text:span></text:p>
          </draw:image>
          <draw:image xlink:href="Pictures/100002010000006A0000006ACDF51206384B62B0.png" xlink:type="simple" xlink:show="embed" xlink:actuate="onLoad"/>
        </draw:frame>
        <draw:frame draw:style-name="gr7" draw:text-style-name="P10" draw:layer="layout" svg:width="1.081cm" svg:height="1.051cm" svg:x="24.964cm" svg:y="12.349cm">
          <draw:image xlink:href="Pictures/10001F4500000B0F00000B0F4F572FF107E1303F.svg" xlink:type="simple" xlink:show="embed" xlink:actuate="onLoad">
            <text:p text:style-name="P9">__pycache__</text:p>
          </draw:image>
          <draw:image xlink:href="Pictures/100002010000006B0000006BC29C2A1A36140DE3.png" xlink:type="simple" xlink:show="embed" xlink:actuate="onLoad"/>
        </draw:frame>
        <draw:frame draw:style-name="gr9" draw:text-style-name="P13" draw:layer="layout" svg:width="1.06cm" svg:height="1.051cm" svg:x="1cm" svg:y="1cm">
          <draw:image xlink:href="Pictures/10001F4500000B0F00000B0F4F572FF107E1303F.svg" xlink:type="simple" xlink:show="embed" xlink:actuate="onLoad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<text:s text:c="3"/></text:span><text:span text:style-name="T3">array</text:span></text:p>
          </draw:image>
          <draw:image xlink:href="Pictures/100002010000006B0000006BC29C2A1A36140DE3.png" xlink:type="simple" xlink:show="embed" xlink:actuate="onLoad"/>
        </draw:frame>
        <draw:frame draw:style-name="gr7" draw:text-style-name="P8" draw:layer="layout" svg:width="0.916cm" svg:height="0.893cm" svg:x="1cm" svg:y="3.4cm">
          <draw:image xlink:href="Pictures/100043E0000004F6000004F6952AA6B88BF667D7.svg" xlink:type="simple" xlink:show="embed" xlink:actuate="onLoad">
            <text:p text:style-name="P7"><text:span text:style-name="T1">infrasound.py</text:span></text:p>
          </draw:image>
          <draw:image xlink:href="Pictures/100002010000003000000030CE759E03E3CFDD39.png" xlink:type="simple" xlink:show="embed" xlink:actuate="onLoad"/>
        </draw:frame>
        <draw:frame draw:style-name="gr7" draw:text-style-name="P15" draw:layer="layout" svg:width="0.916cm" svg:height="0.893cm" svg:x="1cm" svg:y="18.4cm">
          <draw:image xlink:href="Pictures/100043E0000004F6000004F6952AA6B88BF667D7.svg" xlink:type="simple" xlink:show="embed" xlink:actuate="onLoad">
            <text:p text:style-name="P14">__init__.py</text:p>
          </draw:image>
          <draw:image xlink:href="Pictures/100002010000003000000030CE759E03E3CFDD39.png" xlink:type="simple" xlink:show="embed" xlink:actuate="onLoad"/>
        </draw:frame>
        <draw:frame draw:style-name="gr8" draw:text-style-name="P7" draw:layer="layout" svg:width="0.92cm" svg:height="0.92cm" svg:x="6.6cm" svg:y="18.4cm">
          <draw:image xlink:href="Pictures/10001A9900000AF500000AF5328FADDF6F3CF3BE.svg" xlink:type="simple" xlink:show="embed" xlink:actuate="onLoad">
            <text:p text:style-name="P7">read.me</text:p>
          </draw:image>
          <draw:image xlink:href="Pictures/100002010000006A0000006ACDF51206384B62B0.png" xlink:type="simple" xlink:show="embed" xlink:actuate="onLoad"/>
        </draw:frame>
        <draw:frame draw:style-name="gr7" draw:text-style-name="P17" draw:layer="layout" svg:width="1.081cm" svg:height="1.051cm" svg:x="10.719cm" svg:y="18.4cm">
          <draw:image xlink:href="Pictures/10001F4500000B0F00000B0F4F572FF107E1303F.svg" xlink:type="simple" xlink:show="embed" xlink:actuate="onLoad">
            <text:p text:style-name="P16">__pycache__</text:p>
          </draw:image>
          <draw:image xlink:href="Pictures/100002010000006B0000006BC29C2A1A36140DE3.png" xlink:type="simple" xlink:show="embed" xlink:actuate="onLoad"/>
        </draw:frame>
      </draw:page>
      <draw:page draw:name="page2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0T20:26:47.995069453</meta:creation-date>
    <dc:date>2021-05-21T18:30:01.014687040</dc:date>
    <meta:editing-duration>PT7H29M21S</meta:editing-duration>
    <meta:editing-cycles>12</meta:editing-cycles>
    <meta:generator>LibreOffice/6.0.7.3$Linux_X86_64 LibreOffice_project/00m0$Build-3</meta:generator>
    <meta:document-statistic meta:object-count="64"/>
  </office:meta>
</office:document-meta>
</file>